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MBeanImpl.is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Throttling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ExtensionMBean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MBeanImpl.setContext( ComponentContextImpl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MBeanImpl.setExchangeThrottlin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registerMBeans( Management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MBeanImpl.do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nentMBeanImpl.getThrottling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do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onentMBean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MBeanImpl.firePropertyChanged( String name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isExchangeThrott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etThrottlingInterval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etPojo( boolean poj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Shared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is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MBeanImpl.fireEvent( int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onentMBeanImpl.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nentMBeanImpl.getInboundQueue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Lif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MBeanImpl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nentMBean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RunningStateFrom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MBeanImpl.shutDownServiceAssembl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MBeanImpl.setInitialRunningSt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MBeanImpl.setThrottlingTimeout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tart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MBeanImpl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MBeanImpl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MBeanImpl.get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Componen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etShutdownStateAfter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etDeliveryChannel( DeliveryChannelImpl delivery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topServiceAssembl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MBeanImpl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is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i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persistRunning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nentMBeanImpl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getCompon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ComponentMBeanImpl( JBIContainer container , ComponentNameSpace name , String description , Component component , boolean binding , boolean service , String [ ] sharedLibra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MBeanImpl.init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MBeanImpl.unregisterMbeans( Managemen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BeanImpl.setInboundQueueCapacity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MBeanImpl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MBeanImpl.getServiceUni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MBeanImpl.do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nentMBeanImpl.setActivationSpec(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